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000 <text:s text:c="2"/>00 15 5d 8c b8 01 9c 3d cf 55 52 1b 08 00 45 00 <text:s/>..]....=.UR...E.</text:p>
      <text:p text:style-name="Standard">0010 <text:s text:c="2"/>0e 13 71 af 40 00 f1 06 96 23 34 c8 7d 91 c0 a8 <text:s/>..q.@....#4.}...</text:p>
      <text:p text:style-name="Standard">0020 <text:s text:c="2"/>01 10 01 bb dc f2 85 2c 89 e1 f1 1d 3f 6c 80 18 <text:s/>.......,....?l..</text:p>
      <text:p text:style-name="Standard">0030 <text:s text:c="2"/>00 76 82 17 00 00 01 01 08 0a 0c 58 f8 52 d6 14 <text:s/>.v.........X.R..</text:p>
      <text:p text:style-name="Standard">0040 <text:s text:c="2"/>4e b2 16 03 03 00 59 02 00 00 55 03 03 3a 8b 0a <text:s/>N.....Y...U..:..</text:p>
      <text:p text:style-name="Standard">0050 <text:s text:c="2"/>d7 6b 65 4f c3 b5 ab 4e df fa 94 fa 55 42 79 ba <text:s/>.keO...N....UBy.</text:p>
      <text:p text:style-name="Standard">0060 <text:s text:c="2"/>83 69 4e 8e 34 96 5b 73 8e 93 b6 89 68 20 b0 5a <text:s/>.iN.4.[s....h .Z</text:p>
      <text:p text:style-name="Standard">0070 <text:s text:c="2"/>3f 7a 5f 70 e5 1d 04 8e ea 86 61 28 d8 e4 5a 33 <text:s/>?z_p......a(..Z3</text:p>
      <text:p text:style-name="Standard">0080 <text:s text:c="2"/>72 36 74 a0 cd 6b 89 4d 9d c9 40 f8 ff 5a c0 2f <text:s/>r6t..k.M..@..Z./</text:p>
      <text:p text:style-name="Standard">0090 <text:s text:c="2"/>00 00 0d ff 01 00 01 00 00 0b 00 04 03 00 01 02 <text:s/>................</text:p>
      <text:p text:style-name="Standard">00a0 <text:s text:c="2"/>16 03 03 0c 21 0b 00 0c 1d 00 0c 1a 00 07 5f 30 <text:s/>....!........._0</text:p>
      <text:p text:style-name="Standard">00b0 <text:s text:c="2"/>82 07 5b 30 82 06 43 a0 03 02 01 02 02 10 05 ae <text:s/>..[0..C.........</text:p>
      <text:p text:style-name="Standard">00c0 <text:s text:c="2"/>4f d2 b2 88 e2 5c 6d e6 b4 e4 15 b0 3d 4c 30 0d <text:s/>O....\m.....=L0.</text:p>
      <text:p text:style-name="Standard">00d0 <text:s text:c="2"/>06 09 2a 86 48 86 f7 0d 01 01 0b 05 00 30 70 31 <text:s/>..*.H........0p1</text:p>
      <text:p text:style-name="Standard">00e0 <text:s text:c="2"/>0b 30 09 06 03 55 04 06 13 02 55 53 31 15 30 13 <text:s/>.0...U....US1.0.</text:p>
      <text:p text:style-name="Standard">00f0 <text:s text:c="2"/>06 03 55 04 0a 13 0c 44 69 67 69 43 65 72 74 20 <text:s/>..U....DigiCert </text:p>
      <text:p text:style-name="Standard">0100 <text:s text:c="2"/>49 6e 63 31 19 30 17 06 03 55 04 0b 13 10 77 77 <text:s/>Inc1.0...U....ww</text:p>
      <text:p text:style-name="Standard">0110 <text:s text:c="2"/>77 2e 64 69 67 69 63 65 72 74 2e 63 6f 6d 31 2f <text:s/>w.digicert.com1/</text:p>
      <text:p text:style-name="Standard">0120 <text:s text:c="2"/>30 2d 06 03 55 04 03 13 26 44 69 67 69 43 65 72 <text:s/>0-..U...&amp;DigiCer</text:p>
      <text:p text:style-name="Standard">0130 <text:s text:c="2"/>74 20 53 48 41 32 20 48 69 67 68 20 41 73 73 75 <text:s/>t SHA2 High Assu</text:p>
      <text:p text:style-name="Standard">0140 <text:s text:c="2"/>72 61 6e 63 65 20 53 65 72 76 65 72 20 43 41 30 <text:s/>rance Server CA0</text:p>
      <text:p text:style-name="Standard">0150 <text:s text:c="2"/>1e 17 0d 31 37 30 34 30 34 30 30 30 30 30 30 5a <text:s/>...170404000000Z</text:p>
      <text:p text:style-name="Standard">0160 <text:s text:c="2"/>17 0d 32 30 30 34 32 38 31 32 30 30 30 30 5a 30 <text:s/>..200428120000Z0</text:p>
      <text:p text:style-name="Standard">0170 <text:s text:c="2"/>6b 31 0b 30 09 06 03 55 04 06 13 02 55 53 31 13 <text:s/>k1.0...U....US1.</text:p>
      <text:p text:style-name="Standard">0180 <text:s text:c="2"/>30 11 06 03 55 04 08 13 0a 43 61 6c 69 66 6f 72 <text:s/>0...U....Califor</text:p>
      <text:p text:style-name="Standard">0190 <text:s text:c="2"/>6e 69 61 31 16 30 14 06 03 55 04 07 13 0d 53 61 <text:s/>nia1.0...U....Sa</text:p>
      <text:p text:style-name="Standard">01a0 <text:s text:c="2"/>6e 20 46 72 61 6e 63 69 73 63 6f 31 15 30 13 06 <text:s/>n Francisco1.0..</text:p>
      <text:p text:style-name="Standard">01b0 <text:s text:c="2"/>03 55 04 0a 13 0c 47 69 74 48 75 62 2c 20 49 6e <text:s/>.U....GitHub, In</text:p>
      <text:p text:style-name="Standard">01c0 <text:s text:c="2"/>63 2e 31 18 30 16 06 03 55 04 03 0c 0f 2a 2e 67 <text:s/>c.1.0...U....*.g</text:p>
      <text:p text:style-name="Standard">01d0 <text:s text:c="2"/>69 74 68 75 62 61 70 70 2e 63 6f 6d 30 82 01 22 <text:s/>ithubapp.com0.."</text:p>
      <text:p text:style-name="Standard">01e0 <text:s text:c="2"/>30 0d 06 09 2a 86 48 86 f7 0d 01 01 01 05 00 03 <text:s/>0...*.H.........</text:p>
      <text:p text:style-name="Standard">01f0 <text:s text:c="2"/>82 01 0f 00 30 82 01 0a 02 82 01 01 00 c7 85 23 <text:s/>....0..........#</text:p>
      <text:p text:style-name="Standard">0200 <text:s text:c="2"/>6c c4 a6 ea 8d d6 ad 4e 7b 48 2b 15 1d 1c b7 79 <text:s/>l......N{H+....y</text:p>
      <text:p text:style-name="Standard">0210 <text:s text:c="2"/>3c 10 fd 4c 03 01 40 46 97 2b ff 7f 46 a1 23 ac <text:s/>&lt;..L..@F.+..F.#.</text:p>
      <text:p text:style-name="Standard">0220 <text:s text:c="2"/>82 9d 1f 11 7e 65 f2 9b d2 80 f5 2e 90 f3 76 c4 <text:s/>....~e........v.</text:p>
      <text:p text:style-name="Standard">0230 <text:s text:c="2"/>dc bd b0 ac 14 34 31 da 3d ea e9 15 84 d1 eb 72 <text:s/>.....41.=......r</text:p>
      <text:p text:style-name="Standard">0240 <text:s text:c="2"/>5a 82 fc 2b e5 a3 50 d7 36 1a 24 a7 08 be cd a0 <text:s/>Z..+..P.6.$.....</text:p>
      <text:p text:style-name="Standard">0250 <text:s text:c="2"/>de 75 e4 76 e8 8a 8b 24 24 97 d0 15 42 ce f0 69 <text:s/>.u.v...$$...B..i</text:p>
      <text:p text:style-name="Standard">0260 <text:s text:c="2"/>a6 e2 cf 78 8b bd e9 c9 0f 61 ab 8c 9e 76 b8 3a <text:s/>...x.....a...v.:</text:p>
      <text:p text:style-name="Standard">0270 <text:s text:c="2"/>71 da f0 16 a8 0f ce 36 64 3c 36 84 5d 33 89 50 <text:s/>q......6d&lt;6.]3.P</text:p>
      <text:p text:style-name="Standard">0280 <text:s text:c="2"/>e4 09 33 32 40 25 47 ff b0 55 ab e3 40 52 0d a5 <text:s/>..32@%G..U..@R..</text:p>
      <text:p text:style-name="Standard">0290 <text:s text:c="2"/>fc f4 fc a9 40 c3 3e da 1a 79 13 9d ad 8c f1 85 <text:s/>....@.&gt;..y......</text:p>
      <text:p text:style-name="Standard">02a0 <text:s text:c="2"/>76 0b 90 28 85 22 8a 39 ed 25 c5 41 7b a9 5f 41 <text:s/>v..(.".9.%.A{._A</text:p>
      <text:p text:style-name="Standard">02b0 <text:s text:c="2"/>59 3b 5d bc 37 32 bc 02 04 0a 13 dd 72 ce 4e 4d <text:s/>Y;].72......r.NM</text:p>
      <text:p text:style-name="Standard">02c0 <text:s text:c="2"/>b0 ee 7b f0 33 c0 a7 ca b7 8f 2d fb ed de f2 06 <text:s/>..{.3.....-.....</text:p>
      <text:p text:style-name="Standard">02d0 <text:s text:c="2"/>2c 62 84 f8 ec 78 20 3f 01 65 c1 29 0d da 15 c4 <text:s/>,b...x ?.e.)....</text:p>
      <text:p text:style-name="Standard">02e0 <text:s text:c="2"/>31 7c c7 be d5 73 29 94 a2 6c 14 bb 22 32 21 00 <text:s/>1|...s)..l.."2!.</text:p>
      <text:p text:style-name="Standard">02f0 <text:s text:c="2"/>c8 84 db f8 f9 d9 59 a4 4c a6 bd e2 f1 02 03 01 <text:s/>......Y.L.......</text:p>
      <text:p text:style-name="Standard">0300 <text:s text:c="2"/>00 01 a3 82 03 f4 30 82 03 f0 30 1f 06 03 55 1d <text:s/>......0...0...U.</text:p>
      <text:p text:style-name="Standard">0310 <text:s text:c="2"/>23 04 18 30 16 80 14 51 68 ff 90 af 02 07 75 3c <text:s/>#..0...Qh.....u&lt;</text:p>
      <text:p text:style-name="Standard">0320 <text:s text:c="2"/>cc d9 65 64 62 a2 12 b8 59 72 3b 30 1d 06 03 55 <text:s/>..edb...Yr;0...U</text:p>
      <text:p text:style-name="Standard">0330 <text:s text:c="2"/>1d 0e 04 16 04 14 84 cd e6 3e 37 9b b8 22 ae e5 <text:s/>.........&gt;7.."..</text:p>
      <text:p text:style-name="Standard">0340 <text:s text:c="2"/>ec ed da 03 29 a3 87 be 8f 93 30 29 06 03 55 1d <text:s/>....).....0)..U.</text:p>
      <text:p text:style-name="Standard"><text:soft-page-break/>0350 <text:s text:c="2"/>11 04 22 30 20 82 0f 2a 2e 67 69 74 68 75 62 61 <text:s/>.."0 ..*.githuba</text:p>
      <text:p text:style-name="Standard">0360 <text:s text:c="2"/>70 70 2e 63 6f 6d 82 0d 67 69 74 68 75 62 61 70 <text:s/>pp.com..githubap</text:p>
      <text:p text:style-name="Standard">0370 <text:s text:c="2"/>70 2e 63 6f 6d 30 0e 06 03 55 1d 0f 01 01 ff 04 <text:s/>p.com0...U......</text:p>
      <text:p text:style-name="Standard">0380 <text:s text:c="2"/>04 03 02 05 a0 30 1d 06 03 55 1d 25 04 16 30 14 <text:s/>.....0...U.%..0.</text:p>
      <text:p text:style-name="Standard">0390 <text:s text:c="2"/>06 08 2b 06 01 05 05 07 03 01 06 08 2b 06 01 05 <text:s/>..+.........+...</text:p>
      <text:p text:style-name="Standard">03a0 <text:s text:c="2"/>05 07 03 02 30 75 06 03 55 1d 1f 04 6e 30 6c 30 <text:s/>....0u..U...n0l0</text:p>
      <text:p text:style-name="Standard">03b0 <text:s text:c="2"/>34 a0 32 a0 30 86 2e 68 74 74 70 3a 2f 2f 63 72 <text:s/>4.2.0..http://cr</text:p>
      <text:p text:style-name="Standard">03c0 <text:s text:c="2"/>6c 33 2e 64 69 67 69 63 65 72 74 2e 63 6f 6d 2f <text:s/>l3.digicert.com/</text:p>
      <text:p text:style-name="Standard">03d0 <text:s text:c="2"/>73 68 61 32 2d 68 61 2d 73 65 72 76 65 72 2d 67 <text:s/>sha2-ha-server-g</text:p>
      <text:p text:style-name="Standard">03e0 <text:s text:c="2"/>35 2e 63 72 6c 30 34 a0 32 a0 30 86 2e 68 74 74 <text:s/>5.crl04.2.0..htt</text:p>
      <text:p text:style-name="Standard">03f0 <text:s text:c="2"/>70 3a 2f 2f 63 72 6c 34 2e 64 69 67 69 63 65 72 <text:s/>p://crl4.digicer</text:p>
      <text:p text:style-name="Standard">0400 <text:s text:c="2"/>74 2e 63 6f 6d 2f 73 68 61 32 2d 68 61 2d 73 65 <text:s/>t.com/sha2-ha-se</text:p>
      <text:p text:style-name="Standard">0410 <text:s text:c="2"/>72 76 65 72 2d 67 35 2e 63 72 6c 30 4c 06 03 55 <text:s/>rver-g5.crl0L..U</text:p>
      <text:p text:style-name="Standard">0420 <text:s text:c="2"/>1d 20 04 45 30 43 30 37 06 09 60 86 48 01 86 fd <text:s/>. .E0C07..`.H...</text:p>
      <text:p text:style-name="Standard">0430 <text:s text:c="2"/>6c 01 01 30 2a 30 28 06 08 2b 06 01 05 05 07 02 <text:s/>l..0*0(..+......</text:p>
      <text:p text:style-name="Standard">0440 <text:s text:c="2"/>01 16 1c 68 74 74 70 73 3a 2f 2f 77 77 77 2e 64 <text:s/>...https://www.d</text:p>
      <text:p text:style-name="Standard">0450 <text:s text:c="2"/>69 67 69 63 65 72 74 2e 63 6f 6d 2f 43 50 53 30 <text:s/>igicert.com/CPS0</text:p>
      <text:p text:style-name="Standard">0460 <text:s text:c="2"/>08 06 06 67 81 0c 01 02 02 30 81 83 06 08 2b 06 <text:s/>...g.....0....+.</text:p>
      <text:p text:style-name="Standard">0470 <text:s text:c="2"/>01 05 05 07 01 01 04 77 30 75 30 24 06 08 2b 06 <text:s/>.......w0u0$..+.</text:p>
      <text:p text:style-name="Standard">0480 <text:s text:c="2"/>01 05 05 07 30 01 86 18 68 74 74 70 3a 2f 2f 6f <text:s/>....0...http://o</text:p>
      <text:p text:style-name="Standard">0490 <text:s text:c="2"/>63 73 70 2e 64 69 67 69 63 65 72 74 2e 63 6f 6d <text:s/>csp.digicert.com</text:p>
      <text:p text:style-name="Standard">04a0 <text:s text:c="2"/>30 4d 06 08 2b 06 01 05 05 07 30 02 86 41 68 74 <text:s/>0M..+.....0..Aht</text:p>
      <text:p text:style-name="Standard">04b0 <text:s text:c="2"/>74 70 3a 2f 2f 63 61 63 65 72 74 73 2e 64 69 67 <text:s/>tp://cacerts.dig</text:p>
      <text:p text:style-name="Standard">04c0 <text:s text:c="2"/>69 63 65 72 74 2e 63 6f 6d 2f 44 69 67 69 43 65 <text:s/>icert.com/DigiCe</text:p>
      <text:p text:style-name="Standard">04d0 <text:s text:c="2"/>72 74 53 48 41 32 48 69 67 68 41 73 73 75 72 61 <text:s/>rtSHA2HighAssura</text:p>
      <text:p text:style-name="Standard">04e0 <text:s text:c="2"/>6e 63 65 53 65 72 76 65 72 43 41 2e 63 72 74 30 <text:s/>nceServerCA.crt0</text:p>
      <text:p text:style-name="Standard">04f0 <text:s text:c="2"/>0c 06 03 55 1d 13 01 01 ff 04 02 30 00 30 82 01 <text:s/>...U.......0.0..</text:p>
      <text:p text:style-name="Standard">0500 <text:s text:c="2"/>f9 06 0a 2b 06 01 04 01 d6 79 02 04 02 04 82 01 <text:s/>...+.....y......</text:p>
      <text:p text:style-name="Standard">0510 <text:s text:c="2"/>e9 04 82 01 e5 01 e3 00 77 00 a4 b9 09 90 b4 18 <text:s/>........w.......</text:p>
      <text:p text:style-name="Standard">0520 <text:s text:c="2"/>58 14 87 bb 13 a2 cc 67 70 0a 3c 35 98 04 f9 1b <text:s/>X......gp.&lt;5....</text:p>
      <text:p text:style-name="Standard">0530 <text:s text:c="2"/>df b8 e3 77 cd 0e c8 0d dc 10 00 00 01 5b 3a 52 <text:s/>...w.........[:R</text:p>
      <text:p text:style-name="Standard">0540 <text:s text:c="2"/>04 8a 00 00 04 03 00 48 30 46 02 21 00 a9 ed 22 <text:s/>.......H0F.!..."</text:p>
      <text:p text:style-name="Standard">0550 <text:s text:c="2"/>ad 23 5e 18 11 3d 15 93 7b 02 1d 23 80 ce de f5 <text:s/>.#^..=..{..#....</text:p>
      <text:p text:style-name="Standard">0560 <text:s text:c="2"/>84 f9 3b b3 d2 f1 52 f5 f4 c9 c6 81 b6 02 21 00 <text:s/>..;...R.......!.</text:p>
      <text:p text:style-name="Standard">0570 <text:s text:c="2"/>f1 af b4 63 64 ca 8e 62 7a 5e d8 25 fa 7e 16 ab <text:s/>...cd..bz^.%.~..</text:p>
      <text:p text:style-name="Standard">0580 <text:s text:c="2"/>fb f2 b2 8e 8f 72 4d 76 0d 25 52 3f af 24 9f 49 <text:s/>.....rMv.%R?.$.I</text:p>
      <text:p text:style-name="Standard">0590 <text:s text:c="2"/>00 77 00 56 14 06 9a 2f d7 c2 ec d3 f5 e1 bd 44 <text:s/>.w.V.../.......D</text:p>
      <text:p text:style-name="Standard">05a0 <text:s text:c="2"/>b2 3e c7 46 76 b9 bc 99 11 5c c0 ef 94 98 55 d6 <text:s/>.&gt;.Fv....\....U.</text:p>
      <text:p text:style-name="Standard">05b0 <text:s text:c="2"/>89 d0 dd 00 00 01 5b 3a 52 05 7d 00 00 04 03 00 <text:s/>......[:R.}.....</text:p>
      <text:p text:style-name="Standard">05c0 <text:s text:c="2"/>48 30 46 02 21 00 fe 04 08 a4 51 d2 11 01 f7 ca <text:s/>H0F.!.....Q.....</text:p>
      <text:p text:style-name="Standard">05d0 <text:s text:c="2"/>94 2f 2b 5e 12 16 99 8f 6d f5 1a 3e be f9 4b 67 <text:s/>./+^....m..&gt;..Kg</text:p>
      <text:p text:style-name="Standard">05e0 <text:s text:c="2"/>b1 27 52 34 a5 90 02 21 00 e8 ba 66 f4 37 49 1d <text:s/>.'R4...!...f.7I.</text:p>
      <text:p text:style-name="Standard">05f0 <text:s text:c="2"/>d0 a2 b5 06 89 45 f6 5a d0 a9 c1 bb 0f c9 af 9e <text:s/>.....E.Z........</text:p>
      <text:p text:style-name="Standard">0600 <text:s text:c="2"/>10 2f bc c0 5e 92 48 31 7d 00 77 00 ee 4b bd b7 <text:s/>./..^.H1}.w..K..</text:p>
      <text:p text:style-name="Standard">0610 <text:s text:c="2"/>75 ce 60 ba e1 42 69 1f ab e1 9e 66 a3 0f 7e 5f <text:s/>u.`..Bi....f..~_</text:p>
      <text:p text:style-name="Standard">0620 <text:s text:c="2"/>b0 72 d8 83 00 c4 7b 89 7a a8 fd cb 00 00 01 5b <text:s/>.r....{.z......[</text:p>
      <text:p text:style-name="Standard">0630 <text:s text:c="2"/>3a 52 07 a6 00 00 04 03 00 48 30 46 02 21 00 aa <text:s/>:R.......H0F.!..</text:p>
      <text:p text:style-name="Standard">0640 <text:s text:c="2"/>1f 8a 9f 1e 47 f8 7b b4 01 ad d1 3a 74 28 e7 39 <text:s/>....G.{....:t(.9</text:p>
      <text:p text:style-name="Standard">0650 <text:s text:c="2"/>09 35 16 f4 a1 cd c7 b3 84 7f 81 4c 87 cd b0 02 <text:s/>.5.........L....</text:p>
      <text:p text:style-name="Standard">0660 <text:s text:c="2"/>21 00 ef ff aa d5 58 c6 33 e2 e3 b1 9d 73 d6 0c <text:s/>!.....X.3....s..</text:p>
      <text:p text:style-name="Standard">0670 <text:s text:c="2"/>94 c1 84 91 b1 16 8f bb 8d 4c 97 60 ab 18 1e 3b <text:s/>.........L.`...;</text:p>
      <text:p text:style-name="Standard">0680 <text:s text:c="2"/>47 51 00 76 00 bb d9 df bc 1f 8a 71 b5 93 94 23 <text:s/>GQ.v.......q...#</text:p>
      <text:p text:style-name="Standard">0690 <text:s text:c="2"/>97 aa 92 7b 47 38 57 95 0a ab 52 e8 1a 90 96 64 <text:s/>...{G8W...R....d</text:p>
      <text:p text:style-name="Standard"><text:soft-page-break/>06a0 <text:s text:c="2"/>36 8e 1e d1 85 00 00 01 5b 3a 52 05 38 00 00 04 <text:s/>6.......[:R.8...</text:p>
      <text:p text:style-name="Standard">06b0 <text:s text:c="2"/>03 00 47 30 45 02 20 5f 7f 43 7d 46 5c da d4 7d <text:s/>..G0E. _.C}F\..}</text:p>
      <text:p text:style-name="Standard">06c0 <text:s text:c="2"/>5e 0d 02 7d 46 c3 30 0b 29 73 54 9c 5f 57 25 92 <text:s/>^..}F.0.)sT._W%.</text:p>
      <text:p text:style-name="Standard">06d0 <text:s text:c="2"/>69 16 cf 0d 5b cf 16 02 21 00 93 99 c8 fe 67 8f <text:s/>i...[...!.....g.</text:p>
      <text:p text:style-name="Standard">06e0 <text:s text:c="2"/>e5 e3 cc 11 2d 72 6b 21 df bf 33 d9 a3 36 67 69 <text:s/>....-rk!..3..6gi</text:p>
      <text:p text:style-name="Standard">06f0 <text:s text:c="2"/>3f 87 dd 95 9d 92 d2 7c 1f 56 30 0d 06 09 2a 86 <text:s/>?......|.V0...*.</text:p>
      <text:p text:style-name="Standard">0700 <text:s text:c="2"/>48 86 f7 0d 01 01 0b 05 00 03 82 01 01 00 94 2c <text:s/>H..............,</text:p>
      <text:p text:style-name="Standard">0710 <text:s text:c="2"/>b0 75 a5 56 27 d9 df a8 ba 26 ba cf d9 90 b8 c7 <text:s/>.u.V'....&amp;......</text:p>
      <text:p text:style-name="Standard">0720 <text:s text:c="2"/>30 64 8d c8 95 96 01 34 fd 1c 3e 53 b5 5b 3a 61 <text:s/>0d.....4..&gt;S.[:a</text:p>
      <text:p text:style-name="Standard">0730 <text:s text:c="2"/>e3 93 61 eb 63 cc b3 5c 7a 24 b4 91 d3 75 7c 51 <text:s/>..a.c..\z$...u|Q</text:p>
      <text:p text:style-name="Standard">0740 <text:s text:c="2"/>00 f2 26 53 89 2d 0e ee 9b 83 cf c4 fa 26 99 9c <text:s/>..&amp;S.-.......&amp;..</text:p>
      <text:p text:style-name="Standard">0750 <text:s text:c="2"/>9d 66 5a 63 6c 31 ac 6f 88 7c 66 fd be 8e 16 fd <text:s/>.fZcl1.o.|f.....</text:p>
      <text:p text:style-name="Standard">0760 <text:s text:c="2"/>c2 f5 f3 aa 75 1a 31 f0 72 73 25 4f c6 e0 a9 b5 <text:s/>....u.1.rs%O....</text:p>
      <text:p text:style-name="Standard">0770 <text:s text:c="2"/>84 1c 0f c7 bc e8 e9 6a de c1 55 54 10 c5 36 39 <text:s/>.......j..UT..69</text:p>
      <text:p text:style-name="Standard">0780 <text:s text:c="2"/>0e 96 09 a3 cb 50 94 d9 57 22 a7 34 90 ce 96 fe <text:s/>.....P..W".4....</text:p>
      <text:p text:style-name="Standard">0790 <text:s text:c="2"/>61 fe 26 d5 43 54 67 9b 5b 43 f2 4f 4d e5 aa 6e <text:s/>a.&amp;.CTg.[C.OM..n</text:p>
      <text:p text:style-name="Standard">07a0 <text:s text:c="2"/>7e 73 d6 1e fe e2 c9 d8 9a a6 a2 9b f9 fb b2 4b <text:s/>~s.............K</text:p>
      <text:p text:style-name="Standard">07b0 <text:s text:c="2"/>12 a9 ef 67 5f eb 22 73 a1 cf 29 81 a7 61 af a4 <text:s/>...g_."s..)..a..</text:p>
      <text:p text:style-name="Standard">07c0 <text:s text:c="2"/>d0 0a d3 63 09 20 cd c5 4b f0 45 b8 d3 90 2b ce <text:s/>...c. ..K.E...+.</text:p>
      <text:p text:style-name="Standard">07d0 <text:s text:c="2"/>03 b7 bd 22 1f 9c b2 c3 a9 84 8d 42 e8 4d c3 da <text:s/>...".......B.M..</text:p>
      <text:p text:style-name="Standard">07e0 <text:s text:c="2"/>bf fb 22 e1 20 20 8f 05 0e aa 69 1c 46 3b 90 4f <text:s/>..". <text:s/>....i.F;.O</text:p>
      <text:p text:style-name="Standard">07f0 <text:s text:c="2"/>79 c7 08 45 59 26 da 15 65 bd 68 07 5d 4a 4c c4 <text:s/>y..EY&amp;..e.h.]JL.</text:p>
      <text:p text:style-name="Standard">0800 <text:s text:c="2"/>39 4d f8 cf 76 f3 71 45 f0 36 bc 7d 21 e9 00 04 <text:s/>9M..v.qE.6.}!...</text:p>
      <text:p text:style-name="Standard">0810 <text:s text:c="2"/>b5 30 82 04 b1 30 82 03 99 a0 03 02 01 02 02 10 <text:s/>.0...0..........</text:p>
      <text:p text:style-name="Standard">0820 <text:s text:c="2"/>04 e1 e7 a4 dc 5c f2 f3 6d c0 2b 42 b8 5d 15 9f <text:s/>.....\..m.+B.]..</text:p>
      <text:p text:style-name="Standard">0830 <text:s text:c="2"/>30 0d 06 09 2a 86 48 86 f7 0d 01 01 0b 05 00 30 <text:s/>0...*.H........0</text:p>
      <text:p text:style-name="Standard">0840 <text:s text:c="2"/>6c 31 0b 30 09 06 03 55 04 06 13 02 55 53 31 15 <text:s/>l1.0...U....US1.</text:p>
      <text:p text:style-name="Standard">0850 <text:s text:c="2"/>30 13 06 03 55 04 0a 13 0c 44 69 67 69 43 65 72 <text:s/>0...U....DigiCer</text:p>
      <text:p text:style-name="Standard">0860 <text:s text:c="2"/>74 20 49 6e 63 31 19 30 17 06 03 55 04 0b 13 10 <text:s/>t Inc1.0...U....</text:p>
      <text:p text:style-name="Standard">0870 <text:s text:c="2"/>77 77 77 2e 64 69 67 69 63 65 72 74 2e 63 6f 6d <text:s/>www.digicert.com</text:p>
      <text:p text:style-name="Standard">0880 <text:s text:c="2"/>31 2b 30 29 06 03 55 04 03 13 22 44 69 67 69 43 <text:s/>1+0)..U..."DigiC</text:p>
      <text:p text:style-name="Standard">0890 <text:s text:c="2"/>65 72 74 20 48 69 67 68 20 41 73 73 75 72 61 6e <text:s/>ert High Assuran</text:p>
      <text:p text:style-name="Standard">08a0 <text:s text:c="2"/>63 65 20 45 56 20 52 6f 6f 74 20 43 41 30 1e 17 <text:s/>ce EV Root CA0..</text:p>
      <text:p text:style-name="Standard">08b0 <text:s text:c="2"/>0d 31 33 31 30 32 32 31 32 30 30 30 30 5a 17 0d <text:s/>.131022120000Z..</text:p>
      <text:p text:style-name="Standard">08c0 <text:s text:c="2"/>32 38 31 30 32 32 31 32 30 30 30 30 5a 30 70 31 <text:s/>281022120000Z0p1</text:p>
      <text:p text:style-name="Standard">08d0 <text:s text:c="2"/>0b 30 09 06 03 55 04 06 13 02 55 53 31 15 30 13 <text:s/>.0...U....US1.0.</text:p>
      <text:p text:style-name="Standard">08e0 <text:s text:c="2"/>06 03 55 04 0a 13 0c 44 69 67 69 43 65 72 74 20 <text:s/>..U....DigiCert </text:p>
      <text:p text:style-name="Standard">08f0 <text:s text:c="2"/>49 6e 63 31 19 30 17 06 03 55 04 0b 13 10 77 77 <text:s/>Inc1.0...U....ww</text:p>
      <text:p text:style-name="Standard">0900 <text:s text:c="2"/>77 2e 64 69 67 69 63 65 72 74 2e 63 6f 6d 31 2f <text:s/>w.digicert.com1/</text:p>
      <text:p text:style-name="Standard">0910 <text:s text:c="2"/>30 2d 06 03 55 04 03 13 26 44 69 67 69 43 65 72 <text:s/>0-..U...&amp;DigiCer</text:p>
      <text:p text:style-name="Standard">0920 <text:s text:c="2"/>74 20 53 48 41 32 20 48 69 67 68 20 41 73 73 75 <text:s/>t SHA2 High Assu</text:p>
      <text:p text:style-name="Standard">0930 <text:s text:c="2"/>72 61 6e 63 65 20 53 65 72 76 65 72 20 43 41 30 <text:s/>rance Server CA0</text:p>
      <text:p text:style-name="Standard">0940 <text:s text:c="2"/>82 01 22 30 0d 06 09 2a 86 48 86 f7 0d 01 01 01 <text:s/>.."0...*.H......</text:p>
      <text:p text:style-name="Standard">0950 <text:s text:c="2"/>05 00 03 82 01 0f 00 30 82 01 0a 02 82 01 01 00 <text:s/>.......0........</text:p>
      <text:p text:style-name="Standard">0960 <text:s text:c="2"/>b6 e0 2f c2 24 06 c8 6d 04 5f d7 ef 0a 64 06 b2 <text:s/>../.$..m._...d..</text:p>
      <text:p text:style-name="Standard">0970 <text:s text:c="2"/>7d 22 26 65 16 ae 42 40 9b ce dc 9f 9f 76 07 3e <text:s/>}"&amp;e..B@.....v.&gt;</text:p>
      <text:p text:style-name="Standard">0980 <text:s text:c="2"/>c3 30 55 87 19 b9 4f 94 0e 5a 94 1f 55 56 b4 c2 <text:s/>.0U...O..Z..UV..</text:p>
      <text:p text:style-name="Standard">0990 <text:s text:c="2"/>02 2a af d0 98 ee 0b 40 d7 c4 d0 3b 72 c8 14 9e <text:s/>.*.....@...;r...</text:p>
      <text:p text:style-name="Standard">09a0 <text:s text:c="2"/>ef 90 b1 11 a9 ae d2 c8 b8 43 3a d9 0b 0b d5 d5 <text:s/>.........C:.....</text:p>
      <text:p text:style-name="Standard">09b0 <text:s text:c="2"/>95 f5 40 af c8 1d ed 4d 9c 5f 57 b7 86 50 68 99 <text:s/>..@....M._W..Ph.</text:p>
      <text:p text:style-name="Standard">09c0 <text:s text:c="2"/>f5 8a da d2 c7 05 1f a8 97 c9 dc a4 b1 82 84 2d <text:s/>...............-</text:p>
      <text:p text:style-name="Standard">09d0 <text:s text:c="2"/>c6 ad a5 9c c7 19 82 a6 85 0f 5e 44 58 2a 37 8f <text:s/>..........^DX*7.</text:p>
      <text:p text:style-name="Standard">09e0 <text:s text:c="2"/>fd 35 f1 0b 08 27 32 5a f5 bb 8b 9e a4 bd 51 d0 <text:s/>.5...'2Z......Q.</text:p>
      <text:p text:style-name="Standard"><text:soft-page-break/>09f0 <text:s text:c="2"/>27 e2 dd 3b 42 33 a3 05 28 c4 bb 28 cc 9a ac 2b <text:s/>'..;B3..(..(...+</text:p>
      <text:p text:style-name="Standard">0a00 <text:s text:c="2"/>23 0d 78 c6 7b e6 5e 71 b7 4a 3e 08 fb 81 b7 16 <text:s/>#.x.{.^q.J&gt;.....</text:p>
      <text:p text:style-name="Standard">0a10 <text:s text:c="2"/>16 a1 9d 23 12 4d e5 d7 92 08 ac 75 a4 9c ba cd <text:s/>...#.M.....u....</text:p>
      <text:p text:style-name="Standard">0a20 <text:s text:c="2"/>17 b2 1e 44 35 65 7f 53 25 39 d1 1c 0a 9a 63 1b <text:s/>...D5e.S%9....c.</text:p>
      <text:p text:style-name="Standard">0a30 <text:s text:c="2"/>19 92 74 68 0a 37 c2 c2 52 48 cb 39 5a a2 b6 e1 <text:s/>..th.7..RH.9Z...</text:p>
      <text:p text:style-name="Standard">0a40 <text:s text:c="2"/>5d c1 dd a0 20 b8 21 a2 93 26 6f 14 4a 21 41 c7 <text:s/>]... .!..&amp;o.J!A.</text:p>
      <text:p text:style-name="Standard">0a50 <text:s text:c="2"/>ed 6d 9b f2 48 2f f3 03 f5 a2 68 92 53 2f 5e e3 <text:s/>.m..H/....h.S/^.</text:p>
      <text:p text:style-name="Standard">0a60 <text:s text:c="2"/>02 03 01 00 01 a3 82 01 49 30 82 01 45 30 12 06 <text:s/>........I0..E0..</text:p>
      <text:p text:style-name="Standard">0a70 <text:s text:c="2"/>03 55 1d 13 01 01 ff 04 08 30 06 01 01 ff 02 01 <text:s/>.U.......0......</text:p>
      <text:p text:style-name="Standard">0a80 <text:s text:c="2"/>00 30 0e 06 03 55 1d 0f 01 01 ff 04 04 03 02 01 <text:s/>.0...U..........</text:p>
      <text:p text:style-name="Standard">0a90 <text:s text:c="2"/>86 30 1d 06 03 55 1d 25 04 16 30 14 06 08 2b 06 <text:s/>.0...U.%..0...+.</text:p>
      <text:p text:style-name="Standard">0aa0 <text:s text:c="2"/>01 05 05 07 03 01 06 08 2b 06 01 05 05 07 03 02 <text:s/>........+.......</text:p>
      <text:p text:style-name="Standard">0ab0 <text:s text:c="2"/>30 34 06 08 2b 06 01 05 05 07 01 01 04 28 30 26 <text:s/>04..+........(0&amp;</text:p>
      <text:p text:style-name="Standard">0ac0 <text:s text:c="2"/>30 24 06 08 2b 06 01 05 05 07 30 01 86 18 68 74 <text:s/>0$..+.....0...ht</text:p>
      <text:p text:style-name="Standard">0ad0 <text:s text:c="2"/>74 70 3a 2f 2f 6f 63 73 70 2e 64 69 67 69 63 65 <text:s/>tp://ocsp.digice</text:p>
      <text:p text:style-name="Standard">0ae0 <text:s text:c="2"/>72 74 2e 63 6f 6d 30 4b 06 03 55 1d 1f 04 44 30 <text:s/>rt.com0K..U...D0</text:p>
      <text:p text:style-name="Standard">0af0 <text:s text:c="2"/>42 30 40 a0 3e a0 3c 86 3a 68 74 74 70 3a 2f 2f <text:s/>B0@.&gt;.&lt;.:http://</text:p>
      <text:p text:style-name="Standard">0b00 <text:s text:c="2"/>63 72 6c 34 2e 64 69 67 69 63 65 72 74 2e 63 6f <text:s/>crl4.digicert.co</text:p>
      <text:p text:style-name="Standard">0b10 <text:s text:c="2"/>6d 2f 44 69 67 69 43 65 72 74 48 69 67 68 41 73 <text:s/>m/DigiCertHighAs</text:p>
      <text:p text:style-name="Standard">0b20 <text:s text:c="2"/>73 75 72 61 6e 63 65 45 56 52 6f 6f 74 43 41 2e <text:s/>suranceEVRootCA.</text:p>
      <text:p text:style-name="Standard">0b30 <text:s text:c="2"/>63 72 6c 30 3d 06 03 55 1d 20 04 36 30 34 30 32 <text:s/>crl0=..U. .60402</text:p>
      <text:p text:style-name="Standard">0b40 <text:s text:c="2"/>06 04 55 1d 20 00 30 2a 30 28 06 08 2b 06 01 05 <text:s/>..U. .0*0(..+...</text:p>
      <text:p text:style-name="Standard">0b50 <text:s text:c="2"/>05 07 02 01 16 1c 68 74 74 70 73 3a 2f 2f 77 77 <text:s/>......https://ww</text:p>
      <text:p text:style-name="Standard">0b60 <text:s text:c="2"/>77 2e 64 69 67 69 63 65 72 74 2e 63 6f 6d 2f 43 <text:s/>w.digicert.com/C</text:p>
      <text:p text:style-name="Standard">0b70 <text:s text:c="2"/>50 53 30 1d 06 03 55 1d 0e 04 16 04 14 51 68 ff <text:s/>PS0...U......Qh.</text:p>
      <text:p text:style-name="Standard">0b80 <text:s text:c="2"/>90 af 02 07 75 3c cc d9 65 64 62 a2 12 b8 59 72 <text:s/>....u&lt;..edb...Yr</text:p>
      <text:p text:style-name="Standard">0b90 <text:s text:c="2"/>3b 30 1f 06 03 55 1d 23 04 18 30 16 80 14 b1 3e <text:s/>;0...U.#..0....&gt;</text:p>
      <text:p text:style-name="Standard">0ba0 <text:s text:c="2"/>c3 69 03 f8 bf 47 01 d4 98 26 1a 08 02 ef 63 64 <text:s/>.i...G...&amp;....cd</text:p>
      <text:p text:style-name="Standard">0bb0 <text:s text:c="2"/>2b c3 30 0d 06 09 2a 86 48 86 f7 0d 01 01 0b 05 <text:s/>+.0...*.H.......</text:p>
      <text:p text:style-name="Standard">0bc0 <text:s text:c="2"/>00 03 82 01 01 00 18 8a 95 89 03 e6 6d df 5c fc <text:s/>............m.\.</text:p>
      <text:p text:style-name="Standard">0bd0 <text:s text:c="2"/>1d 68 ea 4a 8f 83 d6 51 2f 8d 6b 44 16 9e ac 63 <text:s/>.h.J...Q/.kD...c</text:p>
      <text:p text:style-name="Standard">0be0 <text:s text:c="2"/>f5 d2 6e 6c 84 99 8b aa 81 71 84 5b ed 34 4e b0 <text:s/>..nl.....q.[.4N.</text:p>
      <text:p text:style-name="Standard">0bf0 <text:s text:c="2"/>b7 79 92 29 cc 2d 80 6a f0 8e 20 e1 79 a4 fe 03 <text:s/>.y.).-.j.. .y...</text:p>
      <text:p text:style-name="Standard">0c00 <text:s text:c="2"/>47 13 ea f5 86 ca 59 71 7d f4 04 96 6b d3 59 58 <text:s/>G.....Yq}...k.YX</text:p>
      <text:p text:style-name="Standard">0c10 <text:s text:c="2"/>3d fe d3 31 25 5c 18 38 84 a3 e6 9f 82 fd 8c 5b <text:s/>=..1%\.8.......[</text:p>
      <text:p text:style-name="Standard">0c20 <text:s text:c="2"/>98 31 4e cd 78 9e 1a fd 85 cb 49 aa f2 27 8b 99 <text:s/>.1N.x.....I..'..</text:p>
      <text:p text:style-name="Standard">0c30 <text:s text:c="2"/>72 fc 3e aa d5 41 0b da d5 36 a1 bf 1c 6e 47 49 <text:s/>r.&gt;..A...6...nGI</text:p>
      <text:p text:style-name="Standard">0c40 <text:s text:c="2"/>7f 5e d9 48 7c 03 d9 fd 8b 49 a0 98 26 42 40 eb <text:s/>.^.H|....I..&amp;B@.</text:p>
      <text:p text:style-name="Standard">0c50 <text:s text:c="2"/>d6 92 11 a4 64 0a 57 54 c4 f5 1d d6 02 5e 6b ac <text:s/>....d.WT.....^k.</text:p>
      <text:p text:style-name="Standard">0c60 <text:s text:c="2"/>ee c4 80 9a 12 72 fa 56 93 d7 ff bf 30 85 06 30 <text:s/>.....r.V....0..0</text:p>
      <text:p text:style-name="Standard">0c70 <text:s text:c="2"/>bf 0b 7f 4e ff 57 05 9d 24 ed 85 c3 2b fb a6 75 <text:s/>...N.W..$...+..u</text:p>
      <text:p text:style-name="Standard">0c80 <text:s text:c="2"/>a8 ac 2d 16 ef 7d 79 27 b2 eb c2 9d 0b 07 ea aa <text:s/>..-..}y'........</text:p>
      <text:p text:style-name="Standard">0c90 <text:s text:c="2"/>85 d3 01 a3 20 28 41 59 43 28 d2 81 e3 aa f6 ec <text:s/>.... (AYC(......</text:p>
      <text:p text:style-name="Standard">0ca0 <text:s text:c="2"/>7b 3b 77 b6 40 62 80 05 41 45 01 ef 17 06 3e de <text:s/>{;w.@b..AE....&gt;.</text:p>
      <text:p text:style-name="Standard">0cb0 <text:s text:c="2"/>c0 33 9b 67 d3 61 2e 72 87 e4 69 fc 12 00 57 40 <text:s/>.3.g.a.r..i...W@</text:p>
      <text:p text:style-name="Standard">0cc0 <text:s text:c="2"/>1e 70 f5 1e c9 b4 16 03 03 01 4d 0c 00 01 49 03 <text:s/>.p........M...I.</text:p>
      <text:p text:style-name="Standard">0cd0 <text:s text:c="2"/>00 17 41 04 b3 ee 3b fa a7 fa a0 8b 80 f1 b6 fc <text:s/>..A...;.........</text:p>
      <text:p text:style-name="Standard">0ce0 <text:s text:c="2"/>a2 90 4b 88 d3 93 f6 de 01 b8 46 a6 a8 92 33 44 <text:s/>..K.......F...3D</text:p>
      <text:p text:style-name="Standard">0cf0 <text:s text:c="2"/>e0 81 5c c0 fe 90 c0 f1 ac 34 52 24 30 17 62 61 <text:s/>..\......4R$0.ba</text:p>
      <text:p text:style-name="Standard">0d00 <text:s text:c="2"/>5e 0e 0c 45 2a 19 ef 2e 4e f8 bb 97 dd 25 b2 dd <text:s/>^..E*...N....%..</text:p>
      <text:p text:style-name="Standard">0d10 <text:s text:c="2"/>bb 90 65 30 06 01 01 00 97 78 25 c1 c4 82 37 67 <text:s/>..e0.....x%...7g</text:p>
      <text:p text:style-name="Standard">0d20 <text:s text:c="2"/>a9 43 52 3c 1f 45 ea 97 46 cb c8 b3 7d 83 88 aa <text:s/>.CR&lt;.E..F...}...</text:p>
      <text:p text:style-name="Standard">0d30 <text:s text:c="2"/>a4 4a 97 6b a8 ad 08 0f bf 5e f9 e9 24 dd 8d f0 <text:s/>.J.k.....^..$...</text:p>
      <text:p text:style-name="Standard"><text:soft-page-break/>0d40 <text:s text:c="2"/>ef f0 48 1d 1a 38 fc 2c c4 e7 fc 84 8f 9d 23 9b <text:s/>..H..8.,......#.</text:p>
      <text:p text:style-name="Standard">0d50 <text:s text:c="2"/>e2 0c 9f 50 15 bf 94 1a 35 95 26 72 79 fb 59 1e <text:s/>...P....5.&amp;ry.Y.</text:p>
      <text:p text:style-name="Standard">0d60 <text:s text:c="2"/>47 4e d4 b9 29 0c dc 6f 86 05 23 0e ae c9 8f 11 <text:s/>GN..)..o..#.....</text:p>
      <text:p text:style-name="Standard">0d70 <text:s text:c="2"/>0e 9f 55 d2 85 28 97 fa 32 48 90 46 6a 20 06 49 <text:s/>..U..(..2H.Fj .I</text:p>
      <text:p text:style-name="Standard">0d80 <text:s text:c="2"/>3c 50 04 62 ae be a8 d8 b7 8a e1 14 ad d4 52 58 <text:s/>&lt;P.b..........RX</text:p>
      <text:p text:style-name="Standard">0d90 <text:s text:c="2"/>e7 f8 45 00 ef e1 ca b5 62 e8 03 c2 58 14 ab c2 <text:s/>..E.....b...X...</text:p>
      <text:p text:style-name="Standard">0da0 <text:s text:c="2"/>a9 d6 38 db 39 5e 80 41 bc 17 b1 7b 24 bd 2e e5 <text:s/>..8.9^.A...{$...</text:p>
      <text:p text:style-name="Standard">0db0 <text:s text:c="2"/>60 8a 15 89 d2 30 72 59 9a 62 3d b1 2a 0b 4d 23 <text:s/>`....0rY.b=.*.M#</text:p>
      <text:p text:style-name="Standard">0dc0 <text:s text:c="2"/>ac 4d 78 69 8c fc 24 38 2c a2 1f ef d9 0f 52 60 <text:s/>.Mxi..$8,.....R`</text:p>
      <text:p text:style-name="Standard">0dd0 <text:s text:c="2"/>5a f2 5d 0b 6c 87 01 77 5f 07 68 da 0a 9d 69 88 <text:s/>Z.].l..w_.h...i.</text:p>
      <text:p text:style-name="Standard">0de0 <text:s text:c="2"/>84 b7 7e 7a 29 1d 94 25 97 33 51 6a db 5c 91 30 <text:s/>..~z)..%.3Qj.\.0</text:p>
      <text:p text:style-name="Standard">0df0 <text:s text:c="2"/>bb 6b 43 6a 22 78 d2 c5 66 94 65 b3 04 be 01 a9 <text:s/>.kCj"x..f.e.....</text:p>
      <text:p text:style-name="Standard">0e00 <text:s text:c="2"/>00 02 da 43 2b 4e 65 8b 54 16 01 60 b3 83 8e 01 <text:s/>...C+Ne.T..`....</text:p>
      <text:p text:style-name="Standard">0e10 <text:s text:c="2"/>3a 1a b8 41 41 ea 09 3d 16 03 03 00 04 0e 00 00 <text:s/>:..AA..=........</text:p>
      <text:p text:style-name="Standard">0e20 <text:s text:c="2"/>00 <text:s text:c="46"/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1:06:04.581648535</meta:creation-date>
    <dc:date>2018-05-28T21:07:55.960960811</dc:date>
    <meta:editing-duration>PT1M53S</meta:editing-duration>
    <meta:editing-cycles>1</meta:editing-cycles>
    <meta:document-statistic meta:table-count="0" meta:image-count="0" meta:object-count="0" meta:page-count="5" meta:paragraph-count="227" meta:word-count="4102" meta:character-count="16329" meta:non-whitespace-character-count="11725"/>
    <meta:generator>LibreOffice/6.0.3.2$Linux_X86_64 LibreOffice_project/00m0$Build-2</meta:generator>
  </office:meta>
</office:document-meta>
</file>